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td</text:p>
          </table:table-cell>
          <table:table-cell table:number-columns-repeated="2"/>
        </table:table-row>
        <table:table-row table:style-name="ro1">
          <table:table-cell office:value-type="float" office:value="0.02243081" calcext:value-type="float">
            <text:p>0.02243081</text:p>
          </table:table-cell>
          <table:table-cell office:value-type="float" office:value="28154" calcext:value-type="float">
            <text:p>28154</text:p>
          </table:table-cell>
          <table:table-cell table:formula="of:=[.B2]*[.$A$2]" office:value-type="float" office:value="631.51702474" calcext:value-type="float">
            <text:p>631.51702474</text:p>
          </table:table-cell>
          <table:table-cell table:formula="of:=AVERAGE([.C2:.C9])" office:value-type="float" office:value="650.02244299" calcext:value-type="float">
            <text:p>650.02244299</text:p>
          </table:table-cell>
          <table:table-cell table:formula="of:=STDEV([.C2:.C9])" office:value-type="float" office:value="45.0733494682789" calcext:value-type="float">
            <text:p>45.0733494683</text:p>
          </table:table-cell>
          <table:table-cell table:formula="of:=[.E2]/[.D2]*100" office:value-type="float" office:value="6.93412203753283" calcext:value-type="float">
            <text:p>6.934122037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float" office:value="30388" calcext:value-type="float">
            <text:p>30388</text:p>
          </table:table-cell>
          <table:table-cell table:formula="of:=[.B3]*[.$A$2]" office:value-type="float" office:value="681.62745428" calcext:value-type="float">
            <text:p>681.627454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230" calcext:value-type="float">
            <text:p>26230</text:p>
          </table:table-cell>
          <table:table-cell table:formula="of:=[.B4]*[.$A$2]" office:value-type="float" office:value="588.3601463" calcext:value-type="float">
            <text:p>588.36014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284" calcext:value-type="float">
            <text:p>30284</text:p>
          </table:table-cell>
          <table:table-cell table:formula="of:=[.B5]*[.$A$2]" office:value-type="float" office:value="679.29465004" calcext:value-type="float">
            <text:p>679.294650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208" calcext:value-type="float">
            <text:p>27208</text:p>
          </table:table-cell>
          <table:table-cell table:formula="of:=[.B6]*[.$A$2]" office:value-type="float" office:value="610.29747848" calcext:value-type="float">
            <text:p>610.297478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671" calcext:value-type="float">
            <text:p>29671</text:p>
          </table:table-cell>
          <table:table-cell table:formula="of:=[.B7]*[.$A$2]" office:value-type="float" office:value="665.54456351" calcext:value-type="float">
            <text:p>665.544563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620" calcext:value-type="float">
            <text:p>27620</text:p>
          </table:table-cell>
          <table:table-cell table:formula="of:=[.B8]*[.$A$2]" office:value-type="float" office:value="619.5389722" calcext:value-type="float">
            <text:p>619.53897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277" calcext:value-type="float">
            <text:p>32277</text:p>
          </table:table-cell>
          <table:table-cell table:formula="of:=[.B9]*[.$A$2]" office:value-type="float" office:value="723.99925437" calcext:value-type="float">
            <text:p>723.9992543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00:27:06.521750547</meta:creation-date>
    <dc:date>2015-03-26T02:50:55.088356707</dc:date>
    <meta:editing-duration>PT8M28S</meta:editing-duration>
    <meta:editing-cycles>1</meta:editing-cycles>
    <meta:document-statistic meta:table-count="1" meta:cell-count="26" meta:object-count="0"/>
    <meta:generator>LibreOffice/4.2.7.2$Linux_X86_64 LibreOffice_project/420m0$Build-2</meta:generator>
  </office:meta>
</office:document-meta>
</file>